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svg:width="4.226in" svg:height="2.0496in" svg:x="4.9185in" svg:y="2.2492in">
            <draw:object draw:notify-on-update-of-ranges="Sheet1.B1:Sheet1.B1 Sheet1.B11:Sheet1.B13 Sheet1.C1:Sheet1.C1 Sheet1.C11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272in" svg:height="2.1953in" svg:x="7.7276in" svg:y="0.0634in">
            <draw:object draw:notify-on-update-of-ranges="Sheet1.B1:Sheet1.B1 Sheet1.B7:Sheet1.B9 Sheet1.C1:Sheet1.C1 Sheet1.C7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.3882in" svg:height="2.2472in" svg:x="3.339in" svg:y="0.0323in">
            <draw:object draw:notify-on-update-of-ranges="Sheet1.B1:Sheet1.B1 Sheet1.B3:Sheet1.B5 Sheet1.C1:Sheet1.C1 Sheet1.C3:Sheet1.C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ce2" office:value-type="string">
            <text:p>QuickSort</text:p>
          </table:table-cell>
          <table:table-cell table:style-name="ce2" office:value-type="string">
            <text:p>mod_QuickSor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file1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table:number-columns-repeated="2"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float" office:value="0.009999">
            <text:p>0.0100</text:p>
          </table:table-cell>
          <table:table-cell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0">
            <text:p>5000</text:p>
          </table:table-cell>
          <table:table-cell table:style-name="ce3" office:value-type="float" office:value="0.0299999">
            <text:p>0.0300</text:p>
          </table:table-cell>
          <table:table-cell table:style-name="ce3" office:value-type="float" office:value="0.01">
            <text:p>0.0100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>
            <text:p>file2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table:number-columns-repeated="2"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float" office:value="0.01">
            <text:p>0.0100</text:p>
          </table:table-cell>
          <table:table-cell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0">
            <text:p>5000</text:p>
          </table:table-cell>
          <table:table-cell table:style-name="ce3" office:value-type="float" office:value="0.02">
            <text:p>0.0200</text:p>
          </table:table-cell>
          <table:table-cell table:style-name="ce3" office:value-type="float" office:value="0.01">
            <text:p>0.0100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>
            <text:p>file3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table:number-columns-repeated="2"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table:number-columns-repeated="2" table:style-name="ce3" office:value-type="float" office:value="0">
            <text:p>0.00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5000">
            <text:p>5000</text:p>
          </table:table-cell>
          <table:table-cell table:style-name="ce3" office:value-type="float" office:value="0.02">
            <text:p>0.0200</text:p>
          </table:table-cell>
          <table:table-cell table:style-name="ce3" office:value-type="float" office:value="0.01">
            <text:p>0.0100</text:p>
          </table:table-cell>
          <table:table-cell table:style-name="ce2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1:19:21</meta:creation-date>
    <dc:date>2014-01-27T21:40:55</dc:date>
    <meta:editing-cycles>1</meta:editing-cycles>
    <meta:editing-duration>PT5M41S</meta:editing-duration>
    <meta:generator>LibreOffice/3.5$Linux_X86_64 LibreOffice_project/350m1$Build-2</meta:generator>
    <meta:document-statistic meta:table-count="3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35cm" svg:height="5.207cm" xlink:href=".." xlink:type="simple" chart:class="chart:line" chart:style-name="ch1">
        <chart:title svg:x="4.834cm" svg:y="0.24cm" chart:style-name="ch2">
          <text:p>file3</text:p>
        </chart:title>
        <chart:subtitle svg:x="0cm" svg:y="0cm" chart:style-name="ch3">
          <text:p/>
        </chart:subtitle>
        <chart:legend chart:legend-position="end" svg:x="7.01cm" svg:y="2.055cm" style:legend-expansion="high" chart:style-name="ch4"/>
        <chart:plot-area chart:style-name="ch5" table:cell-range-address="Sheet1.B1:Sheet1.C1 Sheet1.B11:Sheet1.C13" chart:data-source-has-labels="row" svg:x="0.664cm" svg:y="1.331cm" svg:width="5.918cm" svg:height="3.352cm">
          <chartooo:coordinate-region svg:x="1.947cm" svg:y="1.53cm" svg:width="4.635cm" svg:height="2.95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B11:Sheet1.B13" chart:label-cell-address="Sheet1.B1:Sheet1.B1" chart:class="chart:line">
            <chart:data-point chart:repeated="3"/>
          </chart:series>
          <chart:series chart:style-name="ch10" chart:values-cell-range-address="Sheet1.C11:Sheet1.C13" chart:label-cell-address="Sheet1.C1:Sheet1.C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B1:Sheet1.B1</svg:desc>
                </draw:g>
              </table:table-cell>
              <table:table-cell office:value-type="string">
                <text:p>mod_Quick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13</svg:desc>
                </draw:g>
              </table:table-cell>
              <table:table-cell office:value-type="float" office:value="0">
                <text:p>0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23cm" svg:height="5.577cm" xlink:href=".." xlink:type="simple" chart:class="chart:line" chart:style-name="ch1">
        <chart:title svg:x="4.582cm" svg:y="0.247cm" chart:style-name="ch2">
          <text:p>file2</text:p>
        </chart:title>
        <chart:subtitle svg:x="0cm" svg:y="0cm" chart:style-name="ch3">
          <text:p/>
        </chart:subtitle>
        <chart:legend chart:legend-position="end" svg:x="6.505cm" svg:y="2.24cm" style:legend-expansion="high" chart:style-name="ch4"/>
        <chart:plot-area chart:style-name="ch5" table:cell-range-address="Sheet1.B1:Sheet1.C1 Sheet1.B7:Sheet1.C9" chart:data-source-has-labels="row" svg:x="0.654cm" svg:y="1.359cm" svg:width="5.443cm" svg:height="3.687cm">
          <chartooo:coordinate-region svg:x="1.937cm" svg:y="1.558cm" svg:width="4.16cm" svg:height="3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B7:Sheet1.B9" chart:label-cell-address="Sheet1.B1:Sheet1.B1" chart:class="chart:line">
            <chart:data-point chart:repeated="3"/>
          </chart:series>
          <chart:series chart:style-name="ch10" chart:values-cell-range-address="Sheet1.C7:Sheet1.C9" chart:label-cell-address="Sheet1.C1:Sheet1.C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B1:Sheet1.B1</svg:desc>
                </draw:g>
              </table:table-cell>
              <table:table-cell office:value-type="string">
                <text:p>mod_Quick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9</svg:desc>
                </draw:g>
              </table:table-cell>
              <table:table-cell office:value-type="float" office:value="0">
                <text:p>0</text:p>
                <draw:g>
                  <svg:desc>Sheet1.C7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147cm" svg:height="5.709cm" xlink:href=".." xlink:type="simple" chart:class="chart:line" chart:style-name="ch1">
        <chart:title svg:x="5.04cm" svg:y="0.25cm" chart:style-name="ch2">
          <text:p>file1</text:p>
        </chart:title>
        <chart:subtitle svg:x="0cm" svg:y="0cm" chart:style-name="ch3">
          <text:p/>
        </chart:subtitle>
        <chart:legend chart:legend-position="end" svg:x="7.422cm" svg:y="2.306cm" style:legend-expansion="high" chart:style-name="ch4"/>
        <chart:plot-area chart:style-name="ch5" table:cell-range-address="Sheet1.B1:Sheet1.C1 Sheet1.B3:Sheet1.C5" chart:data-source-has-labels="row" svg:x="0.672cm" svg:y="1.371cm" svg:width="6.306cm" svg:height="3.804cm">
          <chartooo:coordinate-region svg:x="1.955cm" svg:y="1.57cm" svg:width="5.023cm" svg:height="3.40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5" chart:label-cell-address="Sheet1.B1:Sheet1.B1" chart:class="chart:line">
            <chart:data-point chart:repeated="3"/>
          </chart:series>
          <chart:series chart:style-name="ch10" chart:values-cell-range-address="Sheet1.C3:Sheet1.C5" chart:label-cell-address="Sheet1.C1:Sheet1.C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B1:Sheet1.B1</svg:desc>
                </draw:g>
              </table:table-cell>
              <table:table-cell office:value-type="string">
                <text:p>mod_Quick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5</svg:desc>
                </draw:g>
              </table:table-cell>
              <table:table-cell office:value-type="float" office:value="0">
                <text:p>0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99">
                <text:p>0.00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9999">
                <text:p>0.0299999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